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97cm" fo:min-width="5.16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48cm" fo:min-width="3.57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146cm" fo:min-width="2.096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justify" draw:textarea-vertical-align="middle" draw:auto-grow-height="false" fo:min-height="9.275cm" fo:min-width="15.375cm"/>
    </style:style>
    <style:style style:name="gr5" style:family="graphic" style:parent-style-name="Object_20_with_20_no_20_fill_20_and_20_no_20_line">
      <style:graphic-properties draw:textarea-horizontal-align="justify" draw:textarea-vertical-align="middle" draw:auto-grow-height="false" fo:min-height="5.465cm" fo:min-width="22.677cm"/>
    </style:style>
    <style:style style:name="gr6" style:family="graphic" style:parent-style-name="Object_20_with_20_no_20_fill_20_and_20_no_20_line">
      <style:graphic-properties draw:textarea-horizontal-align="justify" draw:textarea-vertical-align="middle" draw:auto-grow-height="false" fo:min-height="5.148cm" fo:min-width="6.485cm"/>
    </style:style>
    <style:style style:name="gr7" style:family="graphic" style:parent-style-name="Object_20_with_20_no_20_fill_20_and_20_no_20_line">
      <style:graphic-properties draw:textarea-horizontal-align="justify" draw:textarea-vertical-align="middle" draw:auto-grow-height="false" fo:min-height="2.607cm" fo:min-width="3.628cm"/>
    </style:style>
    <style:style style:name="gr8" style:family="graphic" style:parent-style-name="Object_20_with_20_no_20_fill_20_and_20_no_20_line">
      <style:graphic-properties draw:textarea-horizontal-align="justify" draw:textarea-vertical-align="middle" draw:auto-grow-height="false" fo:min-height="4.83cm" fo:min-width="4.58cm"/>
    </style:style>
    <style:style style:name="gr9" style:family="graphic" style:parent-style-name="Object_20_with_20_no_20_fill_20_and_20_no_20_line">
      <style:graphic-properties draw:textarea-horizontal-align="justify" draw:textarea-vertical-align="middle" draw:auto-grow-height="false" fo:min-height="2.925cm" fo:min-width="2.993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0.265cm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dash" draw:stroke-dash="Long_20_Dash" draw:textarea-horizontal-align="justify" draw:textarea-vertical-align="middle" draw:auto-grow-height="false" fo:min-height="8.005cm" fo:min-width="12.2cm"/>
    </style:style>
    <style:style style:name="gr14" style:family="graphic" style:parent-style-name="standard">
      <style:graphic-properties draw:textarea-horizontal-align="justify" draw:textarea-vertical-align="middle" draw:auto-grow-height="false" fo:min-height="3.151cm" fo:min-width="2.39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897cm"/>
      <style:paragraph-properties style:writing-mode="lr-tb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8.005cm" fo:min-width="10.613cm"/>
    </style:style>
    <style:style style:name="gr17" style:family="graphic" style:parent-style-name="standard">
      <style:graphic-properties draw:textarea-horizontal-align="justify" draw:textarea-vertical-align="middle" draw:auto-grow-height="false" fo:min-height="3.119cm" fo:min-width="2.86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72cm" fo:min-width="1.522cm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2.043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draw:textarea-horizontal-align="justify" draw:textarea-vertical-align="middle" draw:auto-grow-height="false" fo:min-height="2.608cm" fo:min-width="4.897cm"/>
      <style:paragraph-properties style:writing-mode="lr-tb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2.608cm" fo:min-width="2.992cm"/>
      <style:paragraph-properties style:writing-mode="lr-tb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1.973cm" fo:min-width="2.3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36pt" fo:font-style="italic" style:font-size-asian="18pt" style:font-size-complex="18pt"/>
    </style:style>
    <style:style style:name="T1" style:family="text">
      <style:text-properties fo:font-size="3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6cm" svg:height="1.27cm" svg:x="10.525cm" svg:y="7.985cm">
          <text:p text:style-name="P1">HTTP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4.446cm" svg:x="6.08cm" svg:y="2.586cm">
          <text:p text:style-name="P1">Data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128cm" svg:height="3.81cm" svg:x="11.159cm" svg:y="2.905cm">
          <text:p text:style-name="P1">Query</text:p>
          <text:p text:style-name="P1">Engin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15.875cm" svg:height="9.525cm" svg:x="6.39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3.177cm" svg:height="5.715cm" svg:x="2.90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85cm" svg:height="5.398cm" svg:x="3.54cm" svg:y="10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128cm" svg:height="2.857cm" svg:x="3.22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5.08cm" svg:x="4.175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93cm" svg:height="3.175cm" svg:x="2.587cm" svg:y="7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53cm" svg:height="1.27cm" svg:x="10.20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3" draw:layer="layout" svg:x1="12.747cm" svg:y1="7.985cm" svg:x2="12.747cm" svg:y2="6.715cm">
          <text:p/>
        </draw:line>
        <draw:line draw:style-name="gr12" draw:text-style-name="P3" draw:layer="layout" svg:x1="13.7cm" svg:y1="6.715cm" svg:x2="13.7cm" svg:y2="7.985cm">
          <text:p/>
        </draw:line>
        <draw:custom-shape draw:style-name="gr13" draw:text-style-name="P2" draw:layer="layout" svg:width="12.7cm" svg:height="8.255cm" svg:x="4.81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762cm" svg:height="4.445cm" svg:x="15.923cm" svg:y="13.382cm">
          <text:p text:style-name="P2">Computation</text:p>
          <text:p text:style-name="P2">Engine</text:p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2" draw:layer="layout" svg:width="5.397cm" svg:height="1.27cm" svg:x="11.16cm" svg:y="11.477cm">
          <text:p text:style-name="P2">HTTP 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113cm" svg:height="8.255cm" svg:x="9.889cm" svg:y="10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763cm" svg:height="4.763cm" svg:x="10.524cm" svg:y="13.382cm">
          <text:p text:style-name="P2">Interaction</text:p>
          <text:p text:style-name="P2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858cm" svg:height="2.858cm" svg:x="2.269cm" svg:y="14.6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9" draw:text-style-name="P3" draw:layer="layout" svg:x1="12.43cm" svg:y1="11.477cm" svg:x2="12.43cm" svg:y2="9.255cm">
          <text:p/>
        </draw:line>
        <draw:line draw:style-name="gr20" draw:text-style-name="P3" draw:layer="layout" svg:x1="14.652cm" svg:y1="9.255cm" svg:x2="14.652cm" svg:y2="11.477cm">
          <text:p/>
        </draw:line>
        <draw:custom-shape draw:style-name="gr21" draw:text-style-name="P2" draw:layer="layout" svg:width="3.175cm" svg:height="1.905cm" svg:x="6.08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" draw:layer="layout" svg:x1="13.065cm" svg:y1="12.747cm" svg:x2="13.065cm" svg:y2="13.382cm">
          <text:p/>
        </draw:line>
        <draw:line draw:style-name="gr22" draw:text-style-name="P2" draw:layer="layout" svg:x1="15.287cm" svg:y1="12.747cm" svg:x2="17.192cm" svg:y2="14.335cm">
          <text:p/>
        </draw:line>
        <draw:line draw:style-name="gr22" draw:text-style-name="P2" draw:layer="layout" svg:x1="16.557cm" svg:y1="16.875cm" svg:x2="15.287cm" svg:y2="16.24cm">
          <text:p/>
        </draw:line>
        <draw:custom-shape draw:style-name="gr23" draw:text-style-name="P4" draw:layer="layout" svg:width="5.397cm" svg:height="2.858cm" svg:x="18.145cm" svg:y="3.857cm">
          <text:p text:style-name="P4"><text:span text:style-name="T1">Cloud</text:span></text:p>
          <text:p text:style-name="P4"><text:span text:style-name="T1">(Server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492cm" svg:height="2.858cm" svg:x="22.907cm" svg:y="14.017cm">
          <text:p text:style-name="P4"><text:span text:style-name="T1">UI</text:span></text:p>
          <text:p text:style-name="P4"><text:span text:style-name="T1">(Browser)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857cm" svg:height="2.223cm" svg:x="2.588cm" svg:y="11.477cm">
          <text:p text:style-name="P4"><text:span text:style-name="T1">U</text:span></text:p>
          <text:p text:style-name="P4"><text:span text:style-name="T1">(Human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000000" draw:marker-start-width="0.305cm" draw:marker-start-center="false" draw:marker-end-width="0.30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51cm" svg:stroke-color="#000000" draw:marker-start-width="0.178cm" draw:marker-end-width="0.178cm" draw:fill="none" draw:opacity="0%" draw:shadow-opacity="0%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21:54:08.055048487</meta:creation-date>
    <dc:date>2021-07-27T22:33:45.669592346</dc:date>
    <meta:editing-duration>PT18M45S</meta:editing-duration>
    <meta:editing-cycles>6</meta:editing-cycles>
    <meta:generator>LibreOffice/7.1.4.2$Linux_X86_64 LibreOffice_project/10$Build-2</meta:generator>
    <meta:document-statistic meta:object-count="27"/>
  </office:meta>
</office:document-meta>
</file>